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</style:style>
    <style:style style:name="ce8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35"/>
        <table:table-column table:style-name="co7" table:default-cell-style-name="ce103"/>
        <table:table-column table:style-name="co28" table:default-cell-style-name="ce120"/>
        <table:table-column table:style-name="co29" table:default-cell-style-name="ce49"/>
        <table:table-column table:style-name="co30" table:default-cell-style-name="ce98"/>
        <table:table-column table:style-name="co31" table:default-cell-style-name="ce49"/>
        <table:table-column table:style-name="co32" table:default-cell-style-name="ce49"/>
        <table:table-column table:style-name="co7" table:default-cell-style-name="ce50"/>
        <table:table-column table:style-name="co7" table:number-columns-repeated="246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99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Passed</text:p>
          </table:table-cell>
          <table:table-cell table:style-name="ce150" table:formula="of:=COUNTIF([.K$7:.K$978];[.$J1])" office:value-type="float" office:value="12">
            <text:p>12</text:p>
          </table:table-cell>
          <table:table-cell table:style-name="ce150" table:formula="of:=COUNTIF([.L$7:.L$978];[.$J1])" office:value-type="float" office:value="12">
            <text:p>12</text:p>
          </table:table-cell>
          <table:table-cell table:style-name="ce150" table:formula="of:=COUNTIF([.M$7:.M$978];[.$J1])" office:value-type="float" office:value="0">
            <text:p>0</text:p>
          </table:table-cell>
          <table:table-cell table:style-name="ce15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0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Failed</text:p>
          </table:table-cell>
          <table:table-cell table:style-name="ce150" table:formula="of:=COUNTIF([.K$7:.K$978];[.$J2])" office:value-type="float" office:value="0">
            <text:p>0</text:p>
          </table:table-cell>
          <table:table-cell table:style-name="ce150" table:formula="of:=COUNTIF([.L$7:.L$978];[.$J2])" office:value-type="float" office:value="0">
            <text:p>0</text:p>
          </table:table-cell>
          <table:table-cell table:style-name="ce150" table:formula="of:=COUNTIF([.M$7:.M$978];[.$J2])" office:value-type="float" office:value="0">
            <text:p>0</text:p>
          </table:table-cell>
          <table:table-cell table:style-name="ce15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1" office:value-type="string" table:number-columns-spanned="3" table:number-rows-spanned="1">
            <text:p>SniffTest of ECMS 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0" office:value-type="string">
            <text:p>Blocked</text:p>
          </table:table-cell>
          <table:table-cell table:style-name="ce150" table:formula="of:=COUNTIF([.K$7:.K$978];[.$J3])" office:value-type="float" office:value="0">
            <text:p>0</text:p>
          </table:table-cell>
          <table:table-cell table:style-name="ce150" table:formula="of:=COUNTIF([.L$7:.L$978];[.$J3])" office:value-type="float" office:value="0">
            <text:p>0</text:p>
          </table:table-cell>
          <table:table-cell table:style-name="ce150" table:formula="of:=COUNTIF([.M$7:.M$978];[.$J3])" office:value-type="float" office:value="0">
            <text:p>0</text:p>
          </table:table-cell>
          <table:table-cell table:style-name="ce15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1" table:formula="of:=MAX([.A7:.A968])" office:value-type="float" office:value="60" table:number-columns-spanned="3" table:number-rows-spanned="1">
            <text:p>60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1" office:value-type="string">
            <text:p>Untested</text:p>
          </table:table-cell>
          <table:table-cell table:style-name="ce150" table:formula="of:=COUNTIF([.K$7:.K$978];[.$J4])" office:value-type="float" office:value="0">
            <text:p>0</text:p>
          </table:table-cell>
          <table:table-cell table:style-name="ce150" table:formula="of:=COUNTIF([.L$7:.L$978];[.$J4])" office:value-type="float" office:value="0">
            <text:p>0</text:p>
          </table:table-cell>
          <table:table-cell table:style-name="ce150" table:formula="of:=COUNTIF([.M$7:.M$978];[.$J4])" office:value-type="float" office:value="0">
            <text:p>0</text:p>
          </table:table-cell>
          <table:table-cell table:style-name="ce15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2"/>
          <table:table-cell table:style-name="ce104" table:number-columns-repeated="6"/>
          <table:table-cell office:value-type="string">
            <text:p>N/A</text:p>
          </table:table-cell>
          <table:table-cell table:style-name="ce150" table:formula="of:=COUNTIF([.K$7:.K$978];[.$J5])" office:value-type="float" office:value="0">
            <text:p>0</text:p>
          </table:table-cell>
          <table:table-cell table:style-name="ce150" table:formula="of:=COUNTIF([.L$7:.L$978];[.$J5])" office:value-type="float" office:value="0">
            <text:p>0</text:p>
          </table:table-cell>
          <table:table-cell table:style-name="ce150" table:formula="of:=COUNTIF([.M$7:.M$978];[.$J5])" office:value-type="float" office:value="0">
            <text:p>0</text:p>
          </table:table-cell>
          <table:table-cell table:style-name="ce15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4" table:number-columns-repeated="241"/>
        </table:table-row>
        <table:table-row table:style-name="ro20" table:visibility="filter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</text:span><text:span text:style-name="T4">Editor/Add </text:span><text:span text:style-name="T4">new page</text:span></text:p>
            <text:p><text:span text:style-name="T4">- </text:span><text:span text:style-name="T5">Drag and </text:span><text:span text:style-name="T5">drop Content </text:span><text:span text:style-name="T5">Detail portlet </text:span><text:span text:style-name="T5">to this site</text:span></text:p>
            <text:p><text:span text:style-name="T5">- Click Edit </text:span><text:span text:style-name="T5">icon to edit </text:span><text:span text:style-name="T5">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1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</text:span><text:span text:style-name="T6">es </text:span><text:span text:style-name="T6">Managemen</text:span><text:span text:style-name="T6">t/acme/web </text:span><text:span text:style-name="T6">contents</text:span></text:p>
            <text:p>- Select <text:span text:style-name="T6">Site </text:span><text:span text:style-name="T6">editor/Add </text:span><text:span text:style-name="T6">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</text:span><text:span text:style-name="T4">folder</text:span> option</text:p>
            <text:p>- Click [<text:span text:style-name="T4">Select </text:span><text:span text:style-name="T4">folder path</text:span>] icon to select <text:span text:style-name="T4">web </text:span><text:span text:style-name="T4">contents (or </text:span><text:span text:style-name="T4">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2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</text:span><text:span text:style-name="T4">es </text:span><text:span text:style-name="T4">Managemen</text:span><text:span text:style-name="T4">t/acme/web </text:span><text:span text:style-name="T4">contents</text:span></text:p>
            <text:p><text:span text:style-name="T7">- Select </text:span><text:span text:style-name="T8">Site </text:span><text:span text:style-name="T8">editor/Add </text:span><text:span text:style-name="T8">new page</text:span><text:span text:style-name="T7"> to </text:span><text:span text:style-name="T7">create new </text:span><text:span text:style-name="T7">page. </text:span></text:p>
            <text:p><text:span text:style-name="T7">- Choose a </text:span><text:span text:style-name="T7">Content list </text:span><text:span text:style-name="T7">viewer </text:span><text:span text:style-name="T7">portlet by </text:span><text:span text:style-name="T7">drag and </text:span><text:span text:style-name="T7">drop from </text:span><text:span text:style-name="T7">page editor</text:span></text:p>
            <text:p><text:span text:style-name="T7">- Click edit </text:span><text:span text:style-name="T7">portlet icon </text:span><text:span text:style-name="T7">of this </text:span><text:span text:style-name="T7">Content list </text:span><text:span text:style-name="T7">viewer </text:span><text:span text:style-name="T7">portlet</text:span></text:p>
            <text:p>- Choose <text:span text:style-name="T4">by </text:span><text:span text:style-name="T4">contents</text:span> option</text:p>
            <text:p>- Click [<text:span text:style-name="T4">Select </text:span><text:span text:style-name="T4">folder path</text:span>] icon to some web contents/documents that you want to view</text:p>
            <text:p>- Click [<text:span text:style-name="T6">Save</text:span>] button in <text:span text:style-name="T5">Multiple </text:span><text:span text:style-name="T5">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3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104" table:number-columns-repeated="5"/>
          <table:table-cell table:number-columns-repeated="241"/>
        </table:table-row>
        <table:table-row table:style-name="ro2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2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UnPublication</text:p>
          </table:table-cell>
          <table:table-cell table:style-name="ce124" office:value-type="string">
            <text:p>Show draft/public content from page</text:p>
          </table:table-cell>
          <table:table-cell table:style-name="ce124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s/acme</text:span></text:p>
            <text:p><text:span text:style-name="T9">- Select this </text:span><text:span text:style-name="T9">document </text:span><text:span text:style-name="T9">above</text:span></text:p>
            <text:p><text:span text:style-name="T9">- Click </text:span><text:span text:style-name="T10">Manage </text:span><text:span text:style-name="T10">Publication</text:span><text:span text:style-name="T10">s</text:span><text:span text:style-name="T9"> in Action </text:span><text:span text:style-name="T9">bar</text:span></text:p>
            <text:p>- Choose <text:span text:style-name="T6">Publish</text:span><text:span text:style-name="T4"> </text:span><text:span text:style-name="T5">status.</text:span></text:p>
            <text:p><text:span text:style-name="T5">- Go to page </text:span><text:span text:style-name="T5">contains </text:span><text:span text:style-name="T5">document/w</text:span><text:span text:style-name="T5">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categor</text:span><text:span text:style-name="T9">y:</text:span></text:p>
            <text:p>- Click [<text:span text:style-name="T4">New </text:span><text:span text:style-name="T4">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</text:span><text:span text:style-name="T12">category</text:span>:</text:p>
            <text:p>- select a category added by click on category's title</text:p>
            <text:p>- Click [<text:span text:style-name="T4">Administrat</text:span><text:span text:style-name="T4">ion</text:span>] button then select [<text:span text:style-name="T4">Edit </text:span><text:span text:style-name="T4">Category</text:span>] action</text:p>
            <text:p>- Make changes and save</text:p>
            <text:p><text:span text:style-name="T12">Delete </text:span><text:span text:style-name="T12">category</text:span>:</text:p>
            <text:p>- Click [<text:span text:style-name="T4">Administrat</text:span><text:span text:style-name="T4">ion</text:span>] button then select [<text:span text:style-name="T4">Edit </text:span><text:span text:style-name="T4">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5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Subscription</text:span><text:span text:style-name="T4">:</text:span></text:p>
            <text:p>- Click [<text:span text:style-name="T4">New </text:span><text:span text:style-name="T4">Subscriptio</text:span><text:span text:style-name="T4">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</text:span><text:span text:style-name="T12">Subscription</text:span>:</text:p>
            <text:p>- Select category that contanis subscription</text:p>
            <text:p>- then select a subscription by ticking on check box</text:p>
            <text:p>- Click [<text:span text:style-name="T4">Administrat</text:span><text:span text:style-name="T4">ion</text:span>] button then select [<text:span text:style-name="T4">Edit</text:span>] action</text:p>
            <text:p>- Make changes and save</text:p>
            <text:p><text:span text:style-name="T12">Delete </text:span><text:span text:style-name="T12">Subscription</text:span>:</text:p>
            <text:p>- select a subscription by ticking on check box</text:p>
            <text:p>- Click [<text:span text:style-name="T4">Administrat</text:span><text:span text:style-name="T4">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6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</text:span><text:span text:style-name="T4">sletter </text:span></text:p>
            <text:p><text:span text:style-name="T11">Create letter</text:span></text:p>
            <text:p>- Click [<text:span text:style-name="T6">New </text:span><text:span text:style-name="T6">letter</text:span>] action </text:p>
            <text:p>- Select date </text:p>
            <text:p>- Select a category and a subscription if need.</text:p>
            <text:p>- Click [<text:span text:style-name="T6">Update </text:span><text:span text:style-name="T6">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</text:span><text:span text:style-name="T13">letter</text:span></text:p>
            <text:p><text:span text:style-name="T14">- 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Edit</text:span><text:span text:style-name="T14">] action</text:span></text:p>
            <text:p><text:span text:style-name="T7">- Make </text:span><text:span text:style-name="T7">changes and </text:span><text:span text:style-name="T7">save</text:span></text:p>
            <text:p><text:span text:style-name="T16">Delete letter</text:span></text:p>
            <text:p><text:span text:style-name="T7">- Select a </text:span><text:span text:style-name="T7">letter by </text:span><text:span text:style-name="T7">ticking on </text:span><text:span text:style-name="T7">check box</text:span></text:p>
            <text:p><text:span text:style-name="T7">- Click </text:span><text:span text:style-name="T7">[</text:span><text:span text:style-name="T17">Administrat</text:span><text:span text:style-name="T17">ion</text:span><text:span text:style-name="T7">] button </text:span><text:span text:style-name="T7">then select </text:span><text:span text:style-name="T7">[</text:span><text:span text:style-name="T17">Delete</text:span><text:span text:style-name="T7">] </text:span><text:span text:style-name="T7">action</text:span></text:p>
            <text:p><text:span text:style-name="T7">- Click [</text:span><text:span text:style-name="T17">OK</text:span><text:span text:style-name="T7">] </text:span><text:span text:style-name="T7">button in the </text:span><text:span text:style-name="T7">confirmation </text:span><text:span text:style-name="T7">dialog</text:span></text:p>
            <text:p><text:span text:style-name="T11">Convert </text:span><text:span text:style-name="T11">letter</text:span></text:p>
            <text:p><text:span text:style-name="T13">- Select a </text:span><text:span text:style-name="T13">letter</text:span></text:p>
            <text:p><text:span text:style-name="T13">- </text:span><text:span text:style-name="T14">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Convert as </text:span><text:span text:style-name="T15">template</text:span><text:span text:style-name="T14">] </text:span><text:span text:style-name="T14">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7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</text:span><text:span text:style-name="T6">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</text:span><text:span text:style-name="T33">subscribing </text:span><text:span text:style-name="T33">news letter. </text:span><text:span text:style-name="T33">The </text:span><text:span text:style-name="T33">confirmation </text:span><text:span text:style-name="T33">letter <text:s/>is sent </text:span><text:span text:style-name="T33">to the </text:span><text:span text:style-name="T33">inputed </text:span><text:span text:style-name="T33">email </text:span><text:span text:style-name="T33">address of </text:span><text:span text:style-name="T33">user. If he </text:span><text:span text:style-name="T33">does not </text:span><text:span text:style-name="T33">confirm this </text:span><text:span text:style-name="T33">letter --&gt;he </text:span><text:span text:style-name="T33">cannot </text:span><text:span text:style-name="T33">received any </text:span><text:span text:style-name="T33">letters which </text:span><text:span text:style-name="T33">have the </text:span><text:span text:style-name="T33">subscription </text:span><text:span text:style-name="T33">subscribed </text:span><text:span text:style-name="T33">before. </text:span></text:p>
            <text:p><text:span text:style-name="T33">Just only </text:span><text:span text:style-name="T33">open email </text:span><text:span text:style-name="T33">and click </text:span><text:span text:style-name="T33">“here” link in </text:span><text:span text:style-name="T33">the </text:span><text:span text:style-name="T33">confirmation </text:span><text:span text:style-name="T33">letter to </text:span><text:span text:style-name="T33">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8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</text:span><text:span text:style-name="T6">m </text:span><text:span text:style-name="T6">Generator</text:span></text:p>
            <text:p>- Put value in General tab</text:p>
            <text:p>- Next to <text:span text:style-name="T6">Form </text:span><text:span text:style-name="T6">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</text:span><text:span text:style-name="T6">tent </text:span><text:span text:style-name="T6">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</text:span><text:span text:style-name="T6">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</text:span><text:span text:style-name="T6">ed content </text:span><text:span text:style-name="T6">list viewer</text:span> portlet</text:p>
          </table:table-cell>
          <table:table-cell table:style-name="ce49" office:value-type="string">
            <text:p>High</text:p>
          </table:table-cell>
          <table:table-cell table:style-name="ce104" table:number-columns-repeated="5"/>
          <table:table-cell table:number-columns-repeated="241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</text:span><text:span text:style-name="T6">Explorer</text:span></text:p>
            <text:p>- Click <text:span text:style-name="T6">Add </text:span><text:span text:style-name="T6">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104" table:number-columns-repeated="5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5" office:value-type="string">
            <text:p>Create/delete Content folder</text:p>
          </table:table-cell>
          <table:table-cell table:style-name="ce125" office:value-type="string">
            <text:p>Step 1: Create/delete Content folder</text:p>
          </table:table-cell>
          <table:table-cell table:style-name="ce136" office:value-type="string">
            <text:p><text:span text:style-name="T6">Create </text:span><text:span text:style-name="T6">folder</text:span></text:p>
            <text:p><text:span text:style-name="T5">- Click on </text:span><text:span text:style-name="T5">Add folder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: </text:span><text:span text:style-name="T5">Content </text:span><text:span text:style-name="T5">folder</text:span></text:p>
            <text:p><text:span text:style-name="T5">- Put name </text:span><text:span text:style-name="T5">for folder</text:span></text:p>
            <text:p><text:span text:style-name="T5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9">Right click </text:span><text:span text:style-name="T9">on a folder </text:span><text:span text:style-name="T9">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5" office:value-type="string">
            <text:p>Create/edit/delete <text:s/>Article document</text:p>
          </table:table-cell>
          <table:table-cell table:style-name="ce125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</text:span><text:span text:style-name="T6">document</text:span></text:p>
            <text:p><text:span text:style-name="T5">- Click on </text:span><text:span text:style-name="T5">Add </text:span><text:span text:style-name="T5">Document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 </text:span><text:span text:style-name="T5">of </text:span><text:span text:style-name="T5">document : </text:span><text:span text:style-name="T5">Article</text:span></text:p>
            <text:p><text:span text:style-name="T5">- Put name </text:span><text:span text:style-name="T5">for document </text:span><text:span text:style-name="T5">and other </text:span><text:span text:style-name="T5">required field</text:span></text:p>
            <text:p><text:span text:style-name="T18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Edit </text:span><text:span text:style-name="T6">Document</text:span></text:p>
            <text:p><text:span text:style-name="T5">- Open the </text:span><text:span text:style-name="T5">document</text:span></text:p>
            <text:p><text:span text:style-name="T5">- Click Edit </text:span><text:span text:style-name="T5">document on </text:span><text:span text:style-name="T5">action bar, </text:span><text:span text:style-name="T5">perform to </text:span><text:span text:style-name="T5">edit it</text:span></text:p>
            <text:p><text:span text:style-name="T5">- Click </text:span><text:span text:style-name="T6">Save </text:span><text:span text:style-name="T6">as Draft</text:span></text:p>
            <text:p><text:span text:style-name="T9">- Click</text:span><text:span text:style-name="T6"> Close </text:span></text:p>
            <text:p><text:span text:style-name="T6">Delete </text:span><text:span text:style-name="T6">Document</text:span></text:p>
            <text:p><text:span text:style-name="T5">- Right click </text:span><text:span text:style-name="T5">on </text:span><text:span text:style-name="T5">document, </text:span><text:span text:style-name="T5">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3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5" office:value-type="string">
            <text:p>Create/edit/delete <text:s/>File document</text:p>
          </table:table-cell>
          <table:table-cell table:style-name="ce125" office:value-type="string">
            <text:p>Step 1: Create/edit/delete <text:s/>File document</text:p>
          </table:table-cell>
          <table:table-cell table:style-name="ce51" office:value-type="string">
            <text:p><text:span text:style-name="T8">Create </text:span><text:span text:style-name="T8">document</text:span></text:p>
            <text:p><text:span text:style-name="T5">- Click on </text:span><text:span text:style-name="T5">Add </text:span><text:span text:style-name="T5">Document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 </text:span><text:span text:style-name="T5">of </text:span><text:span text:style-name="T5">document : </text:span><text:span text:style-name="T5">File</text:span></text:p>
            <text:p><text:span text:style-name="T5">- Put name </text:span><text:span text:style-name="T5">for document </text:span><text:span text:style-name="T5">and other </text:span><text:span text:style-name="T5">required field</text:span></text:p>
            <text:p><text:span text:style-name="T18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Edit </text:span><text:span text:style-name="T6">Document</text:span></text:p>
            <text:p><text:span text:style-name="T5">- Open the </text:span><text:span text:style-name="T5">document</text:span></text:p>
            <text:p><text:span text:style-name="T5">- Click Edit </text:span><text:span text:style-name="T5">document on </text:span><text:span text:style-name="T5">action bar, </text:span><text:span text:style-name="T5">perform to </text:span><text:span text:style-name="T5">edit it</text:span></text:p>
            <text:p><text:span text:style-name="T21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Delete </text:span><text:span text:style-name="T6">Document</text:span></text:p>
            <text:p><text:span text:style-name="T22">- Right click </text:span><text:span text:style-name="T22">on </text:span><text:span text:style-name="T22">document, </text:span><text:span text:style-name="T22">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5" office:value-type="string">
            <text:p>Create/edit/delete <text:s/>Free layout Webcontent document</text:p>
          </table:table-cell>
          <table:table-cell table:style-name="ce125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</text:span><text:span text:style-name="T8">layout </text:span><text:span text:style-name="T8">webcontent</text:span></text:p>
            <text:p><text:span text:style-name="T5">- Click on </text:span><text:span text:style-name="T5">Add </text:span><text:span text:style-name="T5">Document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 </text:span><text:span text:style-name="T5">of </text:span><text:span text:style-name="T5">document </text:span><text:span text:style-name="T5">:Free layout </text:span><text:span text:style-name="T5">webcontent</text:span></text:p>
            <text:p><text:span text:style-name="T5">- Put name </text:span><text:span text:style-name="T5">for document </text:span><text:span text:style-name="T5">and other </text:span><text:span text:style-name="T5">required field</text:span></text:p>
            <text:p><text:span text:style-name="T18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Edit </text:span><text:span text:style-name="T8">Free </text:span><text:span text:style-name="T8">layout </text:span><text:span text:style-name="T8">webcontent</text:span></text:p>
            <text:p><text:span text:style-name="T5">- Open the </text:span><text:span text:style-name="T5">document</text:span></text:p>
            <text:p><text:span text:style-name="T5">- Click Edit </text:span><text:span text:style-name="T5">document on </text:span><text:span text:style-name="T5">action bar, </text:span><text:span text:style-name="T5">perform to </text:span><text:span text:style-name="T5">edit it</text:span></text:p>
            <text:p><text:span text:style-name="T18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Delete </text:span><text:span text:style-name="T8">Free </text:span><text:span text:style-name="T8">layout </text:span><text:span text:style-name="T8">webcontent</text:span></text:p>
            <text:p><text:span text:style-name="T23">- Right click </text:span><text:span text:style-name="T23">on </text:span><text:span text:style-name="T23">document, </text:span><text:span text:style-name="T23">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</text:span><text:span text:style-name="T26">layout </text:span><text:span text:style-name="T26">webcontent</text:span> is created/Edited/Delet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4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5" office:value-type="string">
            <text:p>Upload a file</text:p>
          </table:table-cell>
          <table:table-cell table:style-name="ce125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Browse a </text:span><text:span text:style-name="T5">file to upload</text:span></text:p>
            <text:p><text:span text:style-name="T5"><text:s/></text:span><text:span text:style-name="T5">+ file &lt; </text:span><text:span text:style-name="T5">100Mb</text:span></text:p>
            <text:p><text:span text:style-name="T5"><text:s/></text:span><text:span text:style-name="T5">+ file &gt; </text:span><text:span text:style-name="T5">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2" table:number-columns-repeated="3"/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5" office:value-type="string">
            <text:p>Copy/paste a node</text:p>
          </table:table-cell>
          <table:table-cell table:style-name="ce125" office:value-type="string">
            <text:p>Step 1: Copy/paste a node</text:p>
          </table:table-cell>
          <table:table-cell table:style-name="ce120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5" office:value-type="string">
            <text:p>Cut/paste a node</text:p>
          </table:table-cell>
          <table:table-cell table:style-name="ce125" office:value-type="string">
            <text:p>Step 1: Cut/paste a node</text:p>
          </table:table-cell>
          <table:table-cell table:style-name="ce120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5" office:value-type="string">
            <text:p>Lock/Unlock a node</text:p>
          </table:table-cell>
          <table:table-cell table:style-name="ce125" office:value-type="string">
            <text:p>Step 1: Lock/Unlock a node</text:p>
          </table:table-cell>
          <table:table-cell table:style-name="ce136" office:value-type="string">
            <text:p><text:span text:style-name="T5">- Right click </text:span><text:span text:style-name="T5">on a node </text:span><text:span text:style-name="T5">and select </text:span><text:span text:style-name="T6">Lock</text:span></text:p>
            <text:p><text:span text:style-name="T5">- Right click </text:span><text:span text:style-name="T5">on locked </text:span><text:span text:style-name="T5">node and </text:span><text:span text:style-name="T5">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5" office:value-type="string">
            <text:p>Rename/Title for a node</text:p>
          </table:table-cell>
          <table:table-cell table:style-name="ce125" office:value-type="string">
            <text:p>Step 1: Rename/Title for a node</text:p>
          </table:table-cell>
          <table:table-cell table:style-name="ce136" office:value-type="string">
            <text:p><text:span text:style-name="T5">- Right click </text:span><text:span text:style-name="T5">on a node </text:span><text:span text:style-name="T5">and select </text:span><text:span text:style-name="T6">Rename</text:span></text:p>
            <text:p><text:span text:style-name="T5">- Put new </text:span><text:span text:style-name="T5">name/Title </text:span><text:span text:style-name="T5">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5" office:value-type="string">
            <text:p>Add symlink for node</text:p>
          </table:table-cell>
          <table:table-cell table:style-name="ce125" office:value-type="string">
            <text:p>Step 1: Add symlink for node</text:p>
          </table:table-cell>
          <table:table-cell table:style-name="ce120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6" office:value-type="string">
            <text:p>Download and Allow Edition</text:p>
          </table:table-cell>
          <table:table-cell table:style-name="ce126" office:value-type="string">
            <text:p>Step 1: Download and Allow Edition</text:p>
          </table:table-cell>
          <table:table-cell table:style-name="ce137" office:value-type="string">
            <text:p><text:span text:style-name="T24">- Go to a </text:span><text:span text:style-name="T24">driver</text:span></text:p>
            <text:p><text:span text:style-name="T24">- Right click </text:span><text:span text:style-name="T24">on a node </text:span><text:span text:style-name="T24">and choose </text:span><text:span text:style-name="T6">Download </text:span><text:span text:style-name="T6">and Allow </text:span><text:span text:style-name="T6">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6" office:value-type="string">
            <text:p>Manage Actions on WebDAV</text:p>
          </table:table-cell>
          <table:table-cell table:style-name="ce126" office:value-type="string">
            <text:p>Step 1: Manage Actions on WebDAV</text:p>
          </table:table-cell>
          <table:table-cell table:style-name="ce138" office:value-type="string">
            <text:p>- Create a new Network Place with <text:span text:style-name="T25">network </text:span><text:span text:style-name="T25">address is </text:span><text:span text:style-name="T25">the path of a </text:span><text:span text:style-name="T25">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5" office:value-type="string">
            <text:p>Drag and drop node</text:p>
          </table:table-cell>
          <table:table-cell table:style-name="ce125" office:value-type="string">
            <text:p>Step 1: Drag and drop node</text:p>
          </table:table-cell>
          <table:table-cell table:style-name="ce136" office:value-type="string">
            <text:p>- <text:span text:style-name="T6">Cr</text:span><text:span text:style-name="T9">eate 2 </text:span><text:span text:style-name="T9">nodes</text:span></text:p>
            <text:p><text:span text:style-name="T9">- Perform to </text:span><text:span text:style-name="T9">drag a node </text:span><text:span text:style-name="T9">and drop to </text:span><text:span text:style-name="T9">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7" office:value-type="string">
            <text:p>Manage Private tag (Add/Edit/Delete)</text:p>
          </table:table-cell>
          <table:table-cell table:style-name="ce127" office:value-type="string">
            <text:p>Step 1: Manage Private tag (Add/Edit/Delete)</text:p>
          </table:table-cell>
          <table:table-cell table:style-name="ce139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5">Tagging this </text:span><text:span text:style-name="T5">document </text:span><text:span text:style-name="T5">button in the </text:span><text:span text:style-name="T5">action bar </text:span></text:p>
            <text:p><text:span text:style-name="T5">- Choose </text:span><text:span text:style-name="T5">Private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6">Edit Tag</text:span></text:p>
            <text:p><text:span text:style-name="T6">- </text:span><text:span text:style-name="T9">Click Tag </text:span><text:span text:style-name="T9">cloud on side </text:span><text:span text:style-name="T9">bar</text:span></text:p>
            <text:p><text:span text:style-name="T9">- Click Edit </text:span><text:span text:style-name="T9">private tags </text:span><text:span text:style-name="T9">icon</text:span></text:p>
            <text:p><text:span text:style-name="T9">- Click </text:span><text:span text:style-name="T9">correspondin</text:span><text:span text:style-name="T9">g Edit of tag</text:span></text:p>
            <text:p><text:span text:style-name="T9">- Change </text:span><text:span text:style-name="T9">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</text:span><text:span text:style-name="T26">cloud on side </text:span><text:span text:style-name="T26">bar</text:span></text:p>
            <text:p><text:span text:style-name="T26">- Click Edit </text:span><text:span text:style-name="T26">private tags </text:span><text:span text:style-name="T26">icon</text:span></text:p>
            <text:p><text:span text:style-name="T26">- Click </text:span><text:span text:style-name="T26">correspondin</text:span><text:span text:style-name="T26">g Remove </text:span><text:span text:style-name="T26">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</text:span><text:span text:style-name="T7">Edited/Delet</text:span><text:span text:style-name="T7">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7" office:value-type="string">
            <text:p>Manage Public tag (Add/Edit/Delete) </text:p>
          </table:table-cell>
          <table:table-cell table:style-name="ce127" office:value-type="string">
            <text:p>Step 1: Manage Public tag (Add/Edit/Delete) </text:p>
          </table:table-cell>
          <table:table-cell table:style-name="ce139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5">Tagging this </text:span><text:span text:style-name="T5">document </text:span><text:span text:style-name="T5">button in the </text:span><text:span text:style-name="T5">action bar </text:span></text:p>
            <text:p><text:span text:style-name="T5">- Choose </text:span><text:span text:style-name="T5">Public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8">Edit Tag</text:span></text:p>
            <text:p><text:span text:style-name="T8">- </text:span><text:span text:style-name="T26">Click Tag </text:span><text:span text:style-name="T26">cloud on side </text:span><text:span text:style-name="T26">bar</text:span></text:p>
            <text:p><text:span text:style-name="T26">- Click Edit </text:span><text:span text:style-name="T26">private tags </text:span><text:span text:style-name="T26">icon</text:span></text:p>
            <text:p><text:span text:style-name="T26">- Click </text:span><text:span text:style-name="T26">correspondin</text:span><text:span text:style-name="T26">g Edit of tag</text:span></text:p>
            <text:p><text:span text:style-name="T26">- Change </text:span><text:span text:style-name="T26">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</text:span><text:span text:style-name="T26">cloud on side </text:span><text:span text:style-name="T26">bar</text:span></text:p>
            <text:p><text:span text:style-name="T26">- Click Edit </text:span><text:span text:style-name="T26">private tags </text:span><text:span text:style-name="T26">icon</text:span></text:p>
            <text:p><text:span text:style-name="T26">- Click </text:span><text:span text:style-name="T26">correspondin</text:span><text:span text:style-name="T26">g Remove </text:span><text:span text:style-name="T26">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28" office:value-type="string">
            <text:p>Add language for document/uploaded file</text:p>
          </table:table-cell>
          <table:table-cell table:style-name="ce128" office:value-type="string">
            <text:p>Step 1: Add language for document/uploaded file</text:p>
          </table:table-cell>
          <table:table-cell table:style-name="ce140" office:value-type="string">
            <text:p><text:s/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5">“Add/Edit </text:span><text:span text:style-name="T5">localize </text:span><text:span text:style-name="T5">content” icon </text:span><text:span text:style-name="T5">in the action </text:span><text:span text:style-name="T5">bar </text:span></text:p>
            <text:p><text:span text:style-name="T5">- Select “Add </text:span><text:span text:style-name="T5">Language” </text:span><text:span text:style-name="T5">tab</text:span></text:p>
            <text:p><text:span text:style-name="T5">- Select new </text:span><text:span text:style-name="T5">language</text:span></text:p>
            <text:p><text:span text:style-name="T5">- Put content </text:span><text:span text:style-name="T5">for new </text:span><text:span text:style-name="T5">language</text:span></text:p>
            <text:p><text:span text:style-name="T5">- Click Save </text:span><text:span text:style-name="T5">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ce152" office:value-type="string">
            <text:p>Passed</text:p>
          </table:table-cell>
          <table:table-cell table:style-name="ce152" office:value-type="string">
            <text:p>Passed</text:p>
          </table:table-cell>
          <table:table-cell table:style-name="ce153" office:value-type="string">
            <text:p><text:a xlink:href="https://jira.exoplatform.org/browse/TESTVN-5405">TESTVN-5405</text:a></text:p>
          </table:table-cell>
          <table:table-cell table:number-columns-repeated="242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28" office:value-type="string">
            <text:p>Vote for document/uploaded file</text:p>
          </table:table-cell>
          <table:table-cell table:style-name="ce128" office:value-type="string">
            <text:p>Step 1: Vote for document/uploaded file</text:p>
          </table:table-cell>
          <table:table-cell table:style-name="ce1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28" office:value-type="string">
            <text:p>Manage Comment (Add/Edit/Delete)</text:p>
          </table:table-cell>
          <table:table-cell table:style-name="ce128" office:value-type="string">
            <text:p>Step 1: Manage Comment (Add/Edit/Delete)</text:p>
          </table:table-cell>
          <table:table-cell table:style-name="ce141" office:value-type="string">
            <text:p>Add a comment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5">“Add </text:span><text:span text:style-name="T5">Comment” </text:span><text:span text:style-name="T5">icon in the </text:span><text:span text:style-name="T5">action bar </text:span></text:p>
            <text:p><text:span text:style-name="T5">- Put content </text:span><text:span text:style-name="T5">for comment</text:span></text:p>
            <text:p><text:span text:style-name="T5">- Click Save </text:span><text:span text:style-name="T5">button</text:span></text:p>
            <text:p><text:span text:style-name="T6">Edit a </text:span><text:span text:style-name="T6">comment</text:span></text:p>
            <text:p><text:span text:style-name="T9">- Show </text:span><text:span text:style-name="T9">comment, </text:span><text:span text:style-name="T9">click on Edit </text:span><text:span text:style-name="T9">icon, perform </text:span><text:span text:style-name="T9">to edit</text:span></text:p>
            <text:p><text:span text:style-name="T6">Delete a </text:span><text:span text:style-name="T6">comment</text:span></text:p>
            <text:p><text:span text:style-name="T9">- Show the </text:span><text:span text:style-name="T9">comment, </text:span><text:span text:style-name="T9">click on </text:span><text:span text:style-name="T9">Delete </text:span><text:span text:style-name="T9">icon ,click </text:span><text:span text:style-name="T9">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5" office:value-type="string">
            <text:p>Manage Publication</text:p>
          </table:table-cell>
          <table:table-cell table:style-name="ce125" office:value-type="string">
            <text:p>Step 1: Manage Publication</text:p>
          </table:table-cell>
          <table:table-cell table:style-name="ce142" office:value-type="string"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9">“Manage </text:span><text:span text:style-name="T9">Publication” </text:span><text:span text:style-name="T9">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</text:span><text:span text:style-name="T9">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4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6" office:value-type="string">
            <text:p>Manage Category (Add/Delete)</text:p>
          </table:table-cell>
          <table:table-cell table:style-name="ce126" office:value-type="string">
            <text:p>Step 1: Manage Category (Add/Delete)</text:p>
          </table:table-cell>
          <table:table-cell table:style-name="ce143" office:value-type="string">
            <text:p>Add category for node</text:p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9">“Manage </text:span><text:span text:style-name="T9">Category” </text:span><text:span text:style-name="T9">icon in the </text:span><text:span text:style-name="T9">action bar</text:span></text:p>
            <text:p><text:span text:style-name="T9">- Select </text:span><text:span text:style-name="T9">category to </text:span><text:span text:style-name="T9">add for </text:span><text:span text:style-name="T9">document/U</text:span><text:span text:style-name="T9">ploaded file</text:span></text:p>
            <text:p><text:span text:style-name="T28">Delete </text:span><text:span text:style-name="T28">category</text:span></text:p>
            <text:p><text:span text:style-name="T9">- Click on </text:span><text:span text:style-name="T9">correspondin</text:span><text:span text:style-name="T9">g Delete icon </text:span><text:span text:style-name="T9">of category</text:span></text:p>
          </table:table-cell>
          <table:table-cell table:style-name="ce149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6" office:value-type="string">
            <text:p>Manage Relation (Add/Delete/Show/Hide)</text:p>
          </table:table-cell>
          <table:table-cell table:style-name="ce126" office:value-type="string">
            <text:p>Step 1: Manage Relation (Add/Delete/Show/Hide)</text:p>
          </table:table-cell>
          <table:table-cell table:style-name="ce51" office:value-type="string">
            <text:p><text:span text:style-name="T6">Add </text:span><text:span text:style-name="T6">Relation</text:span></text:p>
            <text:p><text:span text:style-name="T5">- Select a </text:span><text:span text:style-name="T5">node</text:span></text:p>
            <text:p><text:span text:style-name="T5">- Click on </text:span><text:span text:style-name="T5">“Manage </text:span><text:span text:style-name="T5">Relation” </text:span><text:span text:style-name="T5">icon in the </text:span><text:span text:style-name="T5">action bar</text:span></text:p>
            <text:p><text:span text:style-name="T5">- Go to </text:span><text:span text:style-name="T5">Select </text:span><text:span text:style-name="T5">Relation tab</text:span></text:p>
            <text:p><text:span text:style-name="T5">- Select </text:span><text:span text:style-name="T5">document to </text:span><text:span text:style-name="T5">add relation </text:span><text:span text:style-name="T5">for </text:span><text:span text:style-name="T5">document/up</text:span><text:span text:style-name="T5">loaded file</text:span></text:p>
            <text:p><text:span text:style-name="T6">Delete </text:span><text:span text:style-name="T6">relation</text:span></text:p>
            <text:p><text:span text:style-name="T5">- Go to </text:span><text:span text:style-name="T5">Manage </text:span><text:span text:style-name="T5">relation list </text:span><text:span text:style-name="T5">tab</text:span></text:p>
            <text:p><text:span text:style-name="T5">- Click on </text:span><text:span text:style-name="T5">correspondin</text:span><text:span text:style-name="T5">g Delete icon </text:span><text:span text:style-name="T5">of Relation </text:span></text:p>
            <text:p><text:span text:style-name="T8">Show </text:span><text:span text:style-name="T8">Relation</text:span></text:p>
            <text:p><text:span text:style-name="T26">- Select the </text:span><text:span text:style-name="T26">node which </text:span><text:span text:style-name="T26">Is added </text:span><text:span text:style-name="T26">relation</text:span></text:p>
            <text:p><text:span text:style-name="T7">- Click </text:span><text:span text:style-name="T7">Show/Hide </text:span><text:span text:style-name="T7">Relation icon </text:span><text:span text:style-name="T7">on action bar</text:span></text:p>
            <text:p><text:span text:style-name="T8">Hide </text:span><text:span text:style-name="T8">Relation</text:span></text:p>
            <text:p><text:span text:style-name="T7">- Click </text:span><text:span text:style-name="T7">Show/Hide </text:span><text:span text:style-name="T7">Relation icon </text:span><text:span text:style-name="T7">on action bar </text:span><text:span text:style-name="T7">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5" office:value-type="string">
            <text:p>View Node Properties</text:p>
          </table:table-cell>
          <table:table-cell table:style-name="ce125" office:value-type="string">
            <text:p>Step 1: View Node Properties</text:p>
          </table:table-cell>
          <table:table-cell table:style-name="ce132" office:value-type="string">
            <text:p><text:span text:style-name="T6">View node </text:span><text:span text:style-name="T6">properties</text:span></text:p>
            <text:p><text:span text:style-name="T24">- Create a </text:span><text:span text:style-name="T24">node</text:span></text:p>
            <text:p><text:span text:style-name="T24">- Select this </text:span><text:span text:style-name="T24">node</text:span></text:p>
            <text:p><text:span text:style-name="T24">- Click on </text:span><text:span text:style-name="T24">View node </text:span><text:span text:style-name="T24">Properties </text:span><text:span text:style-name="T24">on action bar</text:span></text:p>
            <text:p><text:span text:style-name="T6">Add </text:span><text:span text:style-name="T6">properties</text:span></text:p>
            <text:p><text:span text:style-name="T9">- Go to Add </text:span><text:span text:style-name="T9">new </text:span><text:span text:style-name="T9">properties </text:span><text:span text:style-name="T9">Tab</text:span></text:p>
            <text:p><text:span text:style-name="T9">- Perform to </text:span><text:span text:style-name="T9">add new a </text:span><text:span text:style-name="T9">properties for </text:span><text:span text:style-name="T9">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5" office:value-type="string">
            <text:p>Export /Import node</text:p>
          </table:table-cell>
          <table:table-cell table:style-name="ce125" office:value-type="string">
            <text:p>Step 1: Export /Import node</text:p>
          </table:table-cell>
          <table:table-cell table:style-name="ce144" office:value-type="string">
            <text:p><text:span text:style-name="T4">Export node</text:span></text:p>
            <text:p><text:span text:style-name="T5">- Select 1 </text:span><text:span text:style-name="T5">node</text:span></text:p>
            <text:p><text:span text:style-name="T5">- Click on </text:span><text:span text:style-name="T5">Export </text:span><text:span text:style-name="T5">button</text:span></text:p>
            <text:p><text:span text:style-name="T5">Import node</text:span></text:p>
            <text:p><text:span text:style-name="T5">- Choose </text:span><text:span text:style-name="T5">format for </text:span><text:span text:style-name="T5">exported file</text:span></text:p>
            <text:p><text:span text:style-name="T5">- Click on </text:span><text:span text:style-name="T5">Export </text:span><text:span text:style-name="T5">button</text:span></text:p>
            <text:p><text:span text:style-name="T6">Import node</text:span></text:p>
            <text:p><text:span text:style-name="T9">- Go to a </text:span><text:span text:style-name="T9">destination </text:span><text:span text:style-name="T9">node</text:span></text:p>
            <text:p><text:span text:style-name="T9">- Click Import </text:span><text:span text:style-name="T9">button</text:span></text:p>
            <text:p><text:span text:style-name="T9">- Choose </text:span><text:span text:style-name="T9">valid file to </text:span><text:span text:style-name="T9">import</text:span></text:p>
            <text:p><text:span text:style-name="T9">- Click Import </text:span><text:span text:style-name="T9">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Permission</text:p>
          </table:table-cell>
          <table:table-cell table:style-name="ce129" office:value-type="string">
            <text:p>Manage Permission(Add/Edit/Delete)</text:p>
          </table:table-cell>
          <table:table-cell table:style-name="ce129" office:value-type="string">
            <text:p>Step 1: Manage Permission(Add/Edit/Delete)</text:p>
          </table:table-cell>
          <table:table-cell table:style-name="ce120" office:value-type="string">
            <text:p><text:span text:style-name="T5">- Select 1 </text:span><text:span text:style-name="T5">node</text:span></text:p>
            <text:p><text:span text:style-name="T5">- Click on </text:span><text:span text:style-name="T5">“View </text:span><text:span text:style-name="T5">Permission” </text:span><text:span text:style-name="T5">icon in action </text:span><text:span text:style-name="T5">bar</text:span></text:p>
            <text:p><text:span text:style-name="T6">Add </text:span><text:span text:style-name="T6">permission </text:span><text:span text:style-name="T6">for node</text:span></text:p>
            <text:p><text:span text:style-name="T9">- Choose </text:span><text:span text:style-name="T9">user/group to </text:span><text:span text:style-name="T9">add </text:span><text:span text:style-name="T9">permission</text:span></text:p>
            <text:p><text:span text:style-name="T9">- Click Save</text:span></text:p>
            <text:p><text:span text:style-name="T6">Edit </text:span><text:span text:style-name="T6">permission </text:span><text:span text:style-name="T6">of node</text:span></text:p>
            <text:p><text:span text:style-name="T9">- Click </text:span><text:span text:style-name="T9">correspondin</text:span><text:span text:style-name="T9">g Edit icon of </text:span><text:span text:style-name="T9">user/group</text:span></text:p>
            <text:p><text:span text:style-name="T9">- Change </text:span><text:span text:style-name="T9">permission</text:span></text:p>
            <text:p><text:span text:style-name="T6">Delete </text:span><text:span text:style-name="T6">permission</text:span></text:p>
            <text:p><text:span text:style-name="T9">- Click </text:span><text:span text:style-name="T9">correspondin</text:span><text:span text:style-name="T9">g Delete icon </text:span><text:span text:style-name="T9">of 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Metadata</text:p>
          </table:table-cell>
          <table:table-cell table:style-name="ce130" office:value-type="string">
            <text:p>View metadata</text:p>
          </table:table-cell>
          <table:table-cell table:style-name="ce130" office:value-type="string">
            <text:p>Step 1: View metadata</text:p>
          </table:table-cell>
          <table:table-cell table:style-name="ce120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table:number-columns-repeated="246"/>
        </table:table-row>
        <table:table-row table:style-name="ro2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Simple</text:p>
          </table:table-cell>
          <table:table-cell table:style-name="ce131" office:value-type="string">
            <text:p>Simple Search</text:p>
          </table:table-cell>
          <table:table-cell table:style-name="ce131" office:value-type="string">
            <text:p>Step 1: Simple Search</text:p>
          </table:table-cell>
          <table:table-cell table:style-name="ce51" office:value-type="string">
            <text:p><text:span text:style-name="T5">- Input </text:span><text:span text:style-name="T5">keyword into </text:span><text:span text:style-name="T5">Search field </text:span><text:span text:style-name="T5">above action </text:span><text:span text:style-name="T5">bar</text:span></text:p>
            <text:p><text:span text:style-name="T5">- Click </text:span><text:span text:style-name="T6">Quick </text:span><text:span text:style-name="T6">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Advanced</text:p>
          </table:table-cell>
          <table:table-cell table:style-name="ce131" office:value-type="string">
            <text:p>Advanced search</text:p>
          </table:table-cell>
          <table:table-cell table:style-name="ce131" office:value-type="string">
            <text:p>Step 1: Advanced search</text:p>
          </table:table-cell>
          <table:table-cell table:style-name="ce145" office:value-type="string">
            <text:p><text:span text:style-name="T29">Search </text:span></text:p>
            <text:p><text:span text:style-name="T30">- Click Saved </text:span><text:span text:style-name="T30">Searched </text:span><text:span text:style-name="T30">icon on </text:span><text:span text:style-name="T30">action bar</text:span></text:p>
            <text:p><text:span text:style-name="T30">- Click </text:span><text:span text:style-name="T30">Advanced </text:span><text:span text:style-name="T30">Search icon</text:span></text:p>
            <text:p><text:span text:style-name="T30">- Input </text:span><text:span text:style-name="T30">Constraint to </text:span><text:span text:style-name="T30">search </text:span></text:p>
            <text:p><text:span text:style-name="T30">- Click </text:span><text:span text:style-name="T29">Search</text:span><text:span text:style-name="T30"> </text:span><text:span text:style-name="T30">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Query</text:p>
          </table:table-cell>
          <table:table-cell table:style-name="ce131" office:value-type="string">
            <text:p>Manage query in Advanced search</text:p>
          </table:table-cell>
          <table:table-cell table:style-name="ce131" office:value-type="string">
            <text:p>Step 1: Manage query in Advanced search</text:p>
          </table:table-cell>
          <table:table-cell table:style-name="ce145" office:value-type="string">
            <text:p><text:span text:style-name="T8">Create a </text:span><text:span text:style-name="T8">query</text:span></text:p>
            <text:p><text:span text:style-name="T26">- Go to New </text:span><text:span text:style-name="T26">query tab</text:span></text:p>
            <text:p><text:span text:style-name="T26">- perform to </text:span><text:span text:style-name="T26">create a </text:span><text:span text:style-name="T26">query</text:span></text:p>
            <text:p><text:span text:style-name="T8">Execute a </text:span><text:span text:style-name="T8">existed </text:span><text:span text:style-name="T8">query</text:span></text:p>
            <text:p><text:span text:style-name="T26">- Go to </text:span><text:span text:style-name="T26">Saved query</text:span></text:p>
            <text:p><text:span text:style-name="T26">- <text:s/>Click </text:span><text:span text:style-name="T26">Execute <text:s/></text:span><text:span text:style-name="T26">icon of a </text:span><text:span text:style-name="T26">save query</text:span></text:p>
            <text:p><text:span text:style-name="T8">Edit Query</text:span></text:p>
            <text:p><text:span text:style-name="T26">- Go to </text:span><text:span text:style-name="T26">Saved query</text:span></text:p>
            <text:p><text:span text:style-name="T26">- Click on </text:span><text:span text:style-name="T26">correspondin</text:span><text:span text:style-name="T26">g Edit icon of </text:span><text:span text:style-name="T26">a query</text:span></text:p>
            <text:p><text:span text:style-name="T26">- perform to </text:span><text:span text:style-name="T26">edit the </text:span><text:span text:style-name="T26">query</text:span></text:p>
            <text:p><text:span text:style-name="T8">Delete </text:span><text:span text:style-name="T8">Query</text:span></text:p>
            <text:p><text:span text:style-name="T26">- Go to </text:span><text:span text:style-name="T26">Saved query</text:span></text:p>
            <text:p><text:span text:style-name="T26">- Click on </text:span><text:span text:style-name="T26">correspondin</text:span><text:span text:style-name="T26">g Delete icon </text:span><text:span text:style-name="T26">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tting\Browsing_Preferences</text:p>
          </table:table-cell>
          <table:table-cell table:style-name="ce132" office:value-type="string">
            <text:p>Set up browsing Preferences</text:p>
          </table:table-cell>
          <table:table-cell table:style-name="ce132" office:value-type="string">
            <text:p>Step 1: Set up browsing Preferences</text:p>
          </table:table-cell>
          <table:table-cell table:style-name="ce120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1" office:value-type="string">
            <text:p>Manage Clipboard (Paste/Delete)</text:p>
          </table:table-cell>
          <table:table-cell table:style-name="ce131" office:value-type="string">
            <text:p>Step 1: Manage Clipboard (Paste/Delete)</text:p>
          </table:table-cell>
          <table:table-cell table:style-name="ce120" office:value-type="string">
            <text:p><text:span text:style-name="T6">Paste a </text:span><text:span text:style-name="T6">node to </text:span><text:span text:style-name="T6">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9">Click </text:span><text:span text:style-name="T9">correspondin</text:span><text:span text:style-name="T9">g Delete icon </text:span><text:span text:style-name="T9">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3" office:value-type="string">
            <text:p>Manage Folksonomy (Add/Edit/Delete)</text:p>
          </table:table-cell>
          <table:table-cell table:style-name="ce133" office:value-type="string">
            <text:p>Step 1: Manage Folksonomy (Add/Edit/Delete)</text:p>
          </table:table-cell>
          <table:table-cell table:style-name="ce146" office:value-type="string">
            <text:p><text:span text:style-name="T4">Create new </text:span><text:span text:style-name="T4">Tag</text:span></text:p>
            <text:p><text:span text:style-name="T26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Tags</text:span></text:p>
            <text:p><text:span text:style-name="T26">- Click on </text:span><text:span text:style-name="T26">Add style </text:span><text:span text:style-name="T26">button </text:span></text:p>
            <text:p><text:span text:style-name="T26">- Input </text:span><text:span text:style-name="T26">required field</text:span></text:p>
            <text:p><text:span text:style-name="T26">- Click </text:span><text:span text:style-name="T26">Update</text:span></text:p>
            <text:p><text:span text:style-name="T4">Edit a tag</text:span></text:p>
            <text:p><text:span text:style-name="T5">- Click </text:span><text:span text:style-name="T5">correspondin</text:span><text:span text:style-name="T5">g Edit icon <text:s/></text:span><text:span text:style-name="T5">with </text:span><text:span text:style-name="T5">folksonomy </text:span><text:span text:style-name="T5">you want to </text:span><text:span text:style-name="T5">edit</text:span></text:p>
            <text:p><text:span text:style-name="T5">- Put new </text:span><text:span text:style-name="T5">value</text:span></text:p>
            <text:p><text:span text:style-name="T5">- Click </text:span><text:span text:style-name="T5">Update </text:span><text:span text:style-name="T5">button</text:span></text:p>
            <text:p><text:span text:style-name="T6">Delete Tag</text:span></text:p>
            <text:p><text:span text:style-name="T22">- Click </text:span><text:span text:style-name="T22">correspondin</text:span><text:span text:style-name="T22">g Delete icon </text:span><text:span text:style-name="T22"><text:s/>with </text:span><text:span text:style-name="T22">folksonomy </text:span><text:span text:style-name="T22">you want to </text:span><text:span text:style-name="T22">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3" office:value-type="string">
            <text:p>Manage Taxonomy Tree (Add/Edit/Delete)</text:p>
          </table:table-cell>
          <table:table-cell table:style-name="ce133" office:value-type="string">
            <text:p>Step 1: Manage Taxonomy Tree (Add/Edit/Delete)</text:p>
          </table:table-cell>
          <table:table-cell table:style-name="ce119" office:value-type="string">
            <text:p><text:span text:style-name="T6">Create new </text:span><text:span text:style-name="T6">taxonomy </text:span><text:span text:style-name="T6">tree</text:span></text:p>
            <text:p><text:span text:style-name="T26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</text:span><text:span text:style-name="T8">Categories</text:span></text:p>
            <text:p><text:span text:style-name="T26">- Click on </text:span><text:span text:style-name="T26">Add </text:span><text:span text:style-name="T26">Taxonomy </text:span><text:span text:style-name="T26">tree button</text:span></text:p>
            <text:p><text:span text:style-name="T26">- Input </text:span><text:span text:style-name="T26">required field</text:span></text:p>
            <text:p>- Add/copy/cut/paste/delete category in taxonomy tree</text:p>
            <text:p><text:span text:style-name="T6">Edit The </text:span><text:span text:style-name="T6">Taxonomy </text:span><text:span text:style-name="T6">tree</text:span></text:p>
            <text:p><text:span text:style-name="T22">- Click Edit </text:span><text:span text:style-name="T22">icon </text:span><text:span text:style-name="T22">correspondin</text:span><text:span text:style-name="T22">g with </text:span><text:span text:style-name="T22">taxonomy </text:span><text:span text:style-name="T22">tree you </text:span><text:span text:style-name="T22">want to edit</text:span></text:p>
            <text:p><text:span text:style-name="T22">- Perform to </text:span><text:span text:style-name="T22">edit</text:span></text:p>
            <text:p><text:span text:style-name="T8">Delete </text:span><text:span text:style-name="T8">Taxonomy</text:span></text:p>
            <text:p><text:span text:style-name="T22">- Click </text:span><text:span text:style-name="T22">correspondin</text:span><text:span text:style-name="T22">g Delete icon </text:span><text:span text:style-name="T22"><text:s/>with </text:span><text:span text:style-name="T22">taxonomy </text:span><text:span text:style-name="T22">tree you </text:span><text:span text:style-name="T22">want to edit</text:span></text:p>
            <text:p><text:span text:style-name="T22">- Click OK</text:span></text:p>
          </table:table-cell>
          <table:table-cell table:style-name="ce11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3" office:value-type="string">
            <text:p>Manage Template(Add/Edit/Delete)</text:p>
          </table:table-cell>
          <table:table-cell table:style-name="ce133" office:value-type="string">
            <text:p>Step 1: Manage Template(Add/Edit/Delete)</text:p>
          </table:table-cell>
          <table:table-cell table:style-name="ce146" office:value-type="string">
            <text:p><text:span text:style-name="T4">Create new </text:span><text:span text:style-name="T4">template </text:span><text:span text:style-name="T4">when put </text:span><text:span text:style-name="T4">valid value </text:span><text:span text:style-name="T4">in fields</text:span></text:p>
            <text:p><text:span text:style-name="T26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Templates</text:span></text:p>
            <text:p><text:span text:style-name="T5">- Click Add </text:span><text:span text:style-name="T5">button </text:span></text:p>
            <text:p><text:span text:style-name="T5">- Put value in </text:span><text:span text:style-name="T5">required </text:span><text:span text:style-name="T5">fields</text:span></text:p>
            <text:p><text:span text:style-name="T5">- Click Save </text:span><text:span text:style-name="T5">button</text:span></text:p>
            <text:p><text:span text:style-name="T6">Edit </text:span><text:span text:style-name="T6">template : </text:span></text:p>
            <text:p><text:span text:style-name="T9">- Click on </text:span><text:span text:style-name="T9">correspondin</text:span><text:span text:style-name="T9">g Edit icon of </text:span><text:span text:style-name="T9">template you </text:span><text:span text:style-name="T9">want to edit</text:span></text:p>
            <text:p><text:span text:style-name="T9">- perform to </text:span><text:span text:style-name="T9">edit The </text:span><text:span text:style-name="T9">tempate</text:span></text:p>
            <text:p><text:span text:style-name="T9">- Click Save </text:span><text:span text:style-name="T9">button</text:span></text:p>
            <text:p><text:span text:style-name="T9">Delete </text:span><text:span text:style-name="T9">Template</text:span></text:p>
            <text:p><text:span text:style-name="T26">- Click on </text:span><text:span text:style-name="T26">correspondin</text:span><text:span text:style-name="T26">g Delete icon </text:span><text:span text:style-name="T26">of template </text:span><text:span text:style-name="T26">you want to </text:span><text:span text:style-name="T26">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3" office:value-type="string">
            <text:p>Manage Metadata(View/Edit/Delete)</text:p>
          </table:table-cell>
          <table:table-cell table:style-name="ce13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Metadata</text:span></text:p>
            <text:p><text:span text:style-name="T6">View </text:span><text:span text:style-name="T6">Metadata</text:span></text:p>
            <text:p><text:span text:style-name="T6">- </text:span><text:span text:style-name="T9">Click </text:span><text:span text:style-name="T9">correspondin</text:span><text:span text:style-name="T9">g View icon </text:span><text:span text:style-name="T9">of Metadata </text:span><text:span text:style-name="T9">you want to </text:span><text:span text:style-name="T9">View</text:span></text:p>
            <text:p><text:span text:style-name="T6">Edit </text:span><text:span text:style-name="T6">Metadata</text:span></text:p>
            <text:p><text:span text:style-name="T8">- </text:span><text:span text:style-name="T26">Click </text:span><text:span text:style-name="T26">correspondin</text:span><text:span text:style-name="T26">g Edit icon of </text:span><text:span text:style-name="T26">Metadata </text:span><text:span text:style-name="T26">you want to </text:span><text:span text:style-name="T26">edit</text:span></text:p>
            <text:p><text:span text:style-name="T26">- Perform to </text:span><text:span text:style-name="T26">edit</text:span></text:p>
            <text:p><text:span text:style-name="T26">- Click Apply</text:span></text:p>
            <text:p><text:span text:style-name="T6">Delete </text:span><text:span text:style-name="T6">Metadata</text:span></text:p>
            <text:p><text:span text:style-name="T8">- </text:span><text:span text:style-name="T26">Click </text:span><text:span text:style-name="T26">correspondin</text:span><text:span text:style-name="T26">g Delete icon </text:span><text:span text:style-name="T26">of Metadata </text:span><text:span text:style-name="T26">you want to </text:span><text:span text:style-name="T26">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3" office:value-type="string">
            <text:p>Manage Views(Add/View/Edit/Delete)</text:p>
          </table:table-cell>
          <table:table-cell table:style-name="ce133" office:value-type="string">
            <text:p>Step 1: Manage Views(Add/View/Edit/Delete)</text:p>
          </table:table-cell>
          <table:table-cell office:value-type="string">
            <text:p><text:span text:style-name="T6">Create new </text:span><text:span text:style-name="T6">view</text:span></text:p>
            <text:p><text:span text:style-name="T26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</text:span><text:span text:style-name="T9">correspondin</text:span><text:span text:style-name="T9">g View icon </text:span><text:span text:style-name="T9">of View you </text:span><text:span text:style-name="T9">want to view</text:span></text:p>
            <text:p><text:span text:style-name="T6">Edit a View</text:span></text:p>
            <text:p><text:span text:style-name="T26">- Click on </text:span><text:span text:style-name="T26">correspondin</text:span><text:span text:style-name="T26">g Edit icon of </text:span><text:span text:style-name="T26">View you </text:span><text:span text:style-name="T26">want to edit</text:span></text:p>
            <text:p><text:span text:style-name="T26">- Perform to </text:span><text:span text:style-name="T26">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3" office:value-type="string">
            <text:p>Manage Drive(Add/Edit/Delete)</text:p>
          </table:table-cell>
          <table:table-cell table:style-name="ce133" office:value-type="string">
            <text:p>Step 1: Manage Drive(Add/Edit/Delete)</text:p>
          </table:table-cell>
          <table:table-cell office:value-type="string">
            <text:p><text:span text:style-name="T6">Create new </text:span><text:span text:style-name="T6">drive </text:span></text:p>
            <text:p><text:span text:style-name="T26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3" office:value-type="string">
            <text:p>Namespace registry</text:p>
          </table:table-cell>
          <table:table-cell table:style-name="ce13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</text:span><text:span text:style-name="T8">Administrati</text:span><text:span text:style-name="T8">on/Content </text:span><text:span text:style-name="T8">Types/Name</text:span><text:span text:style-name="T8">space </text:span><text:span text:style-name="T8">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ADM\Node_Type</text:p>
          </table:table-cell>
          <table:table-cell table:style-name="ce133" office:value-type="string">
            <text:p>Manage Node types(Add/View)</text:p>
          </table:table-cell>
          <table:table-cell table:style-name="ce133" office:value-type="string">
            <text:p>Step 1: Manage Node types(Add/View)</text:p>
          </table:table-cell>
          <table:table-cell office:value-type="string">
            <text:p><text:span text:style-name="T6">Add new </text:span><text:span text:style-name="T6">node type</text:span></text:p>
            <text:p><text:span text:style-name="T26">- Go to</text:span><text:span text:style-name="T8"> </text:span><text:span text:style-name="T8">Content </text:span><text:span text:style-name="T8">Administrati</text:span><text:span text:style-name="T8">on/Content </text:span><text:span text:style-name="T8">Types </text:span><text:span text:style-name="T8">o/Manage </text:span><text:span text:style-name="T8">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</text:span><text:span text:style-name="T6">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3" office:value-type="string">
            <text:p>Manage Query(Add/Edit/Delete)</text:p>
          </table:table-cell>
          <table:table-cell table:style-name="ce13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Queries</text:span></text:p>
            <text:p><text:span text:style-name="T26">- Click on </text:span><text:span text:style-name="T26">Add Query </text:span><text:span text:style-name="T26">button</text:span></text:p>
            <text:p><text:span text:style-name="T26">- Input all </text:span><text:span text:style-name="T26">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</text:span><text:span text:style-name="T26">Edit this </text:span><text:span text:style-name="T26">query of a </text:span><text:span text:style-name="T26">query, </text:span><text:span text:style-name="T26">perform to </text:span><text:span text:style-name="T26">edit</text:span></text:p>
            <text:p><text:span text:style-name="T8">Delete </text:span><text:span text:style-name="T8">Query</text:span></text:p>
            <text:p><text:span text:style-name="T8">- </text:span><text:span text:style-name="T26">Click on </text:span><text:span text:style-name="T26">Delete this </text:span><text:span text:style-name="T26">query icon of </text:span><text:span text:style-name="T26">a query</text:span></text:p>
            <text:p><text:span text:style-name="T26">- Click Ok to </text:span><text:span text:style-name="T26">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3" office:value-type="string">
            <text:p>Manage Script(Add/Edit/Delete)</text:p>
          </table:table-cell>
          <table:table-cell table:style-name="ce133" office:value-type="string">
            <text:p>Step 1: Manage Script(Add/Edit/Delete)</text:p>
          </table:table-cell>
          <table:table-cell office:value-type="string">
            <text:p><text:span text:style-name="T6">Create </text:span><text:span text:style-name="T6">script</text:span></text:p>
            <text:p><text:span text:style-name="T26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script</text:span></text:p>
            <text:p><text:span text:style-name="T9">- Click Add </text:span><text:span text:style-name="T9">button and </text:span><text:span text:style-name="T9">input </text:span><text:span text:style-name="T9">information </text:span><text:span text:style-name="T9">for new scrip</text:span></text:p>
            <text:p>- Click Save</text:p>
            <text:p><text:span text:style-name="T6">Edit script</text:span></text:p>
            <text:p><text:span text:style-name="T8">- </text:span><text:span text:style-name="T26">Click on </text:span><text:span text:style-name="T26">Edit <text:s/>of a </text:span><text:span text:style-name="T26">Script, </text:span><text:span text:style-name="T26">perform to </text:span><text:span text:style-name="T26">edit</text:span></text:p>
            <text:p><text:span text:style-name="T6">Delete </text:span><text:span text:style-name="T6">script</text:span></text:p>
            <text:p><text:span text:style-name="T6">- </text:span><text:span text:style-name="T9">Click on </text:span><text:span text:style-name="T9">Delete icon </text:span><text:span text:style-name="T9">of a script</text:span></text:p>
            <text:p><text:span text:style-name="T9">- Click OK to </text:span><text:span text:style-name="T9">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3" office:value-type="string">
            <text:p>Manage Action</text:p>
          </table:table-cell>
          <table:table-cell table:style-name="ce133" office:value-type="string">
            <text:p>Step 1: Manage Action</text:p>
          </table:table-cell>
          <table:table-cell table:style-name="ce147" office:value-type="string">
            <text:p><text:span text:style-name="T31">- Go to </text:span><text:span text:style-name="T29">Content </text:span><text:span text:style-name="T29">Administrati</text:span><text:span text:style-name="T29">on/Advance</text:span><text:span text:style-name="T29">d </text:span><text:span text:style-name="T29">configuratio</text:span><text:span text:style-name="T29">n/Manage </text:span><text:span text:style-name="T29">Action</text:span></text:p>
            <text:p><text:span text:style-name="T31">- Click on </text:span><text:span text:style-name="T31">Add button</text:span></text:p>
            <text:p><text:span text:style-name="T31">- Input </text:span><text:span text:style-name="T31">required </text:span><text:span text:style-name="T31">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4" office:value-type="string">
            <text:p>Manage Lock/Unlock</text:p>
          </table:table-cell>
          <table:table-cell table:style-name="ce134" office:value-type="string">
            <text:p>Step 1: Manage Lock/Unlock</text:p>
          </table:table-cell>
          <table:table-cell table:style-name="ce147" office:value-type="string">
            <text:p><text:span text:style-name="T6">Unlock </text:span><text:span text:style-name="T6">node</text:span></text:p>
            <text:p><text:span text:style-name="T9">- Go to Site </text:span><text:span text:style-name="T9">explorer : </text:span><text:span text:style-name="T9">perform to </text:span><text:span text:style-name="T9">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9">- Go to </text:span><text:span text:style-name="T9">Manage lock </text:span><text:span text:style-name="T9">tab</text:span></text:p>
            <text:p><text:span text:style-name="T9">- Perform to </text:span><text:span text:style-name="T9">add some </text:span><text:span text:style-name="T9">group user </text:span><text:span text:style-name="T9">which have </text:span><text:span text:style-name="T9">permission </text:span><text:span text:style-name="T9">to unlock a </text:span><text:span text:style-name="T9">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Content_Publishing\Approve</text:p>
          </table:table-cell>
          <table:table-cell table:style-name="ce135" office:value-type="string">
            <text:p>Approve a content</text:p>
          </table:table-cell>
          <table:table-cell table:style-name="ce135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</text:span><text:span text:style-name="T6">Process </text:span><text:span text:style-name="T6">Controller </text:span><text:span text:style-name="T6">→ Task </text:span><text:span text:style-name="T6">Controller</text:span></text:p>
            <text:p>- Click on <text:span text:style-name="T6">Manage</text:span> of content publishing process</text:p>
            <text:p>- Select <text:span text:style-name="T6">Start date</text:span> and <text:span text:style-name="T6">End </text:span><text:span text:style-name="T6">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Pay_Raise\WF\Grand</text:p>
          </table:table-cell>
          <table:table-cell table:style-name="ce134" office:value-type="string">
            <text:p>Grand a pay raise</text:p>
          </table:table-cell>
          <table:table-cell table:style-name="ce134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</text:span><text:span text:style-name="T7">tform/admini</text:span><text:span text:style-name="T7">strators</text:span> group</text:p>
            <text:p><text:span text:style-name="T32">- Go to </text:span><text:span text:style-name="T19">Business </text:span><text:span text:style-name="T19">Process </text:span><text:span text:style-name="T19">Controller </text:span><text:span text:style-name="T19">→ Task </text:span><text:span text:style-name="T19">Controller</text:span></text:p>
            <text:p><text:span text:style-name="T7">- Click on </text:span><text:span text:style-name="T8">Manage </text:span><text:span text:style-name="T26">of </text:span><text:span text:style-name="T26">Pay raise </text:span><text:span text:style-name="T26">process</text:span></text:p>
            <text:p><text:span text:style-name="T26">- Click on </text:span><text:span text:style-name="T8">Grand</text:span><text:span text:style-name="T26"> </text:span><text:span text:style-name="T26">button</text:span></text:p>
            <text:p><text:span text:style-name="T26">- Login by </text:span><text:span text:style-name="T26">use Is in … </text:span><text:span text:style-name="T26">group</text:span></text:p>
            <text:p><text:span text:style-name="T26">- Open form </text:span><text:span text:style-name="T26">to read </text:span><text:span text:style-name="T26">process </text:span><text:span text:style-name="T26">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</text:span><text:span text:style-name="T7">tform/admini</text:span><text:span text:style-name="T7">strators </text:span>group</text:p>
            <text:p><text:span text:style-name="T32">- Go to </text:span><text:span text:style-name="T19">Business </text:span><text:span text:style-name="T19">Process </text:span><text:span text:style-name="T19">Controller </text:span><text:span text:style-name="T19">→ Task </text:span><text:span text:style-name="T19">Controller</text:span></text:p>
            <text:p><text:span text:style-name="T7">- Click on </text:span><text:span text:style-name="T8">Manage </text:span><text:span text:style-name="T26">of </text:span><text:span text:style-name="T26">Holiday </text:span><text:span text:style-name="T26">process</text:span></text:p>
            <text:p><text:span text:style-name="T26">- Click on </text:span><text:span text:style-name="T8">Approve</text:span><text:span text:style-name="T26"> </text:span><text:span text:style-name="T26">button</text:span></text:p>
            <text:p><text:span text:style-name="T26">- Login by </text:span><text:span text:style-name="T26">use Is in </text:span><text:span text:style-name="T26">validator:/pla</text:span><text:span text:style-name="T26">tform/admini</text:span><text:span text:style-name="T26">strators </text:span><text:span text:style-name="T26">group</text:span></text:p>
            <text:p><text:span text:style-name="T26">- Open form </text:span><text:span text:style-name="T26">to read </text:span><text:span text:style-name="T26">process </text:span><text:span text:style-name="T26">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number-rows-repeated="10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  <table:table-row table:style-name="ro23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  <table:database-ranges>
        <table:database-range table:target-range-address="SniffTest.A6:SniffTest.AMJ6" table:display-filter-buttons="true">
          <table:filter>
            <table:filter-condition table:field-number="9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5/16/2012</text:date>, <text:time>17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5-16T17:25:26</dc:date>
    <meta:editing-cycles>103</meta:editing-cycles>
    <meta:editing-duration>PT22H40M53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